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0800000008B2AA4E6A4F6D2D7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131cm" fo:min-width="2.54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="solid" draw:fill-color="#ffff00" style:repeat="repeat" draw:textarea-horizontal-align="justify" draw:textarea-vertical-align="middle" draw:auto-grow-height="false" fo:min-height="0.131cm" fo:min-width="2.548cm"/>
    </style:style>
    <style:style style:name="gr5" style:family="graphic" style:parent-style-name="standard">
      <style:graphic-properties svg:stroke-color="#000000" draw:fill="none" draw:textarea-vertical-align="middle" draw:auto-grow-height="false" fo:min-height="5.288cm" fo:min-width="0cm"/>
    </style:style>
    <style:style style:name="gr6" style:family="graphic" style:parent-style-name="standard">
      <style:graphic-properties svg:stroke-color="#000000" draw:fill="hatch" draw:fill-color="#ffff00" draw:fill-hatch-name="Black_20_45_20_Degrees" draw:fill-hatch-solid="false" style:repeat="repeat" draw:textarea-horizontal-align="justify" draw:textarea-vertical-align="middle" draw:auto-grow-height="false" fo:min-height="0.131cm" fo:min-width="2.548cm"/>
    </style:style>
    <style:style style:name="gr7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solid" draw:fill-color="#ffff00" style:repeat="repeat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hatch" draw:fill-color="#ffff00" draw:fill-hatch-name="Black_20_45_20_Degrees" draw:fill-hatch-solid="false" style:repeat="repeat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0.381cm" svg:x="6.077cm" svg:y="10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1.0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1.3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1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2.5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2.9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3.2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3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61cm" svg:y="9.1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61cm" svg:y="9.4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61cm" svg:y="9.8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61cm" svg:y="10.2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16cm" svg:height="0.725cm" svg:x="5.964cm" svg:y="8.153cm">
          <draw:text-box>
            <text:p text:style-name="P2">master branch</text:p>
          </draw:text-box>
        </draw:frame>
        <draw:custom-shape draw:style-name="gr1" draw:text-style-name="P1" draw:layer="layout" svg:width="3.048cm" svg:height="0.381cm" svg:x="6.077cm" svg:y="14.0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4.4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4.7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6.077cm" svg:y="15.16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382cm" svg:y1="10.61cm" svg:x2="11.795cm" svg:y2="10.61cm">
          <text:p/>
        </draw:line>
        <draw:line draw:style-name="gr3" draw:text-style-name="P4" draw:layer="layout" svg:x1="9.382cm" svg:y1="13.606cm" svg:x2="11.795cm" svg:y2="13.606cm">
          <text:p/>
        </draw:line>
        <draw:line draw:style-name="gr3" draw:text-style-name="P4" draw:layer="layout" svg:x1="9.382cm" svg:y1="15.406cm" svg:x2="11.795cm" svg:y2="15.406cm">
          <text:p/>
        </draw:line>
        <draw:frame draw:style-name="gr2" draw:text-style-name="P6" draw:layer="layout" svg:width="2.263cm" svg:height="0.645cm" svg:x="11.903cm" svg:y="10.252cm">
          <draw:text-box>
            <text:p text:style-name="P5">refs/tags/r3</text:p>
          </draw:text-box>
        </draw:frame>
        <draw:frame draw:style-name="gr2" draw:text-style-name="P6" draw:layer="layout" svg:width="2.263cm" svg:height="0.645cm" svg:x="11.904cm" svg:y="13.253cm">
          <draw:text-box>
            <text:p text:style-name="P5">refs/tags/r2</text:p>
          </draw:text-box>
        </draw:frame>
        <draw:frame draw:style-name="gr2" draw:text-style-name="P6" draw:layer="layout" svg:width="2.263cm" svg:height="0.645cm" svg:x="11.905cm" svg:y="15.054cm">
          <draw:text-box>
            <text:p text:style-name="P5">refs/tags/r1</text:p>
          </draw:text-box>
        </draw:frame>
        <draw:custom-shape draw:style-name="gr4" draw:text-style-name="P7" draw:layer="layout" svg:width="3.048cm" svg:height="0.381cm" svg:x="6.077cm" svg:y="15.5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508cm" svg:height="5.842cm" svg:x="15.862cm" svg:y="10.0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10" draw:layer="layout" svg:width="2.415cm" svg:height="1.039cm" svg:x="16.44cm" svg:y="12.438cm">
          <draw:text-box>
            <text:p text:style-name="P9">libevl</text:p>
            <text:p text:style-name="P9">release tags</text:p>
          </draw:text-box>
        </draw:frame>
        <draw:custom-shape draw:style-name="gr6" draw:text-style-name="P11" draw:layer="layout" svg:width="3.048cm" svg:height="0.381cm" svg:x="6.077cm" svg:y="15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048cm" svg:height="0.381cm" svg:x="6.077cm" svg:y="16.303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476cm" svg:height="0.645cm" svg:x="3.92cm" svg:y="8.872cm">
          <draw:text-box>
            <text:p text:style-name="P5">HEAD</text:p>
          </draw:text-box>
        </draw:frame>
        <draw:line draw:style-name="gr7" draw:text-style-name="P4" draw:layer="layout" svg:x1="5.218cm" svg:y1="9.182cm" svg:x2="5.98cm" svg:y2="9.1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3-11T18:36:51.918310220</meta:creation-date>
    <dc:date>2020-03-13T17:35:40.011424260</dc:date>
    <dc:creator>Philippe GERUM</dc:creator>
    <meta:editing-duration>P1DT22H58M28S</meta:editing-duration>
    <meta:editing-cycles>41</meta:editing-cycles>
    <meta:generator>LibreOffice/6.3.4.2.0$Linux_X86_64 LibreOffice_project/30$Build-2</meta:generator>
    <meta:document-statistic meta:object-count="31"/>
  </office:meta>
</office:document-meta>
</file>